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Bloc_20_de_20_code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 fo:text-indent="0cm" style:auto-text-indent="false"/>
    </style:style>
    <style:style style:name="P4" style:family="paragraph" style:parent-style-name="Text_20_body">
      <style:paragraph-properties fo:text-align="justify" style:justify-single-word="false"/>
      <style:text-properties officeooo:rsid="00352412" officeooo:paragraph-rsid="00352412"/>
    </style:style>
    <style:style style:name="P5" style:family="paragraph" style:parent-style-name="Text_20_body">
      <style:paragraph-properties fo:text-align="justify" style:justify-single-word="false"/>
      <style:text-properties officeooo:rsid="00397d5d" officeooo:paragraph-rsid="00397d5d"/>
    </style:style>
    <style:style style:name="P6" style:family="paragraph" style:parent-style-name="Text_20_body">
      <style:paragraph-properties fo:text-align="justify" style:justify-single-word="false"/>
      <style:text-properties officeooo:rsid="003a7d8c" officeooo:paragraph-rsid="003a7d8c"/>
    </style:style>
    <style:style style:name="P7" style:family="paragraph" style:parent-style-name="Text_20_body">
      <style:paragraph-properties fo:text-align="justify" style:justify-single-word="false"/>
      <style:text-properties officeooo:rsid="004e5b04" officeooo:paragraph-rsid="004e5b04"/>
    </style:style>
    <style:style style:name="P8" style:family="paragraph" style:parent-style-name="Text_20_body">
      <style:paragraph-properties fo:text-align="justify" style:justify-single-word="false"/>
      <style:text-properties officeooo:rsid="005115a0" officeooo:paragraph-rsid="005115a0"/>
    </style:style>
    <style:style style:name="P9" style:family="paragraph" style:parent-style-name="Text_20_body">
      <style:paragraph-properties fo:text-align="justify" style:justify-single-word="false"/>
      <style:text-properties officeooo:rsid="0052eb20" officeooo:paragraph-rsid="0052eb20"/>
    </style:style>
    <style:style style:name="P10" style:family="paragraph" style:parent-style-name="Text_20_body">
      <style:paragraph-properties fo:text-align="justify" style:justify-single-word="false"/>
      <style:text-properties officeooo:rsid="005b531e" officeooo:paragraph-rsid="005d7c13"/>
    </style:style>
    <style:style style:name="P11" style:family="paragraph" style:parent-style-name="Text_20_body">
      <style:paragraph-properties fo:text-align="justify" style:justify-single-word="false"/>
      <style:text-properties officeooo:rsid="00762929" officeooo:paragraph-rsid="00762929"/>
    </style:style>
    <style:style style:name="P12" style:family="paragraph" style:parent-style-name="Bloc_20_de_20_code">
      <style:paragraph-properties fo:text-align="justify" style:justify-single-word="false"/>
    </style:style>
    <style:style style:name="P13" style:family="paragraph" style:parent-style-name="Heading_20_2">
      <style:paragraph-properties fo:text-align="justify" style:justify-single-word="false"/>
    </style:style>
    <style:style style:name="P14" style:family="paragraph" style:parent-style-name="Heading_20_3">
      <style:paragraph-properties fo:text-align="justify" style:justify-single-word="false"/>
    </style:style>
    <style:style style:name="P15" style:family="paragraph" style:parent-style-name="Heading_20_3">
      <style:paragraph-properties fo:text-align="justify" style:justify-single-word="false" fo:break-before="page"/>
    </style:style>
    <style:style style:name="P16" style:family="paragraph" style:parent-style-name="Heading_20_4">
      <style:paragraph-properties fo:text-align="justify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17" style:family="paragraph" style:parent-style-name="Heading_20_4">
      <style:paragraph-properties fo:text-align="justify" style:justify-single-word="false"/>
    </style:style>
    <style:style style:name="P18" style:family="paragraph" style:parent-style-name="Heading_20_5">
      <style:paragraph-properties fo:text-align="justify" style:justify-single-word="false"/>
    </style:style>
    <style:style style:name="P19" style:family="paragraph" style:parent-style-name="Heading_20_5">
      <style:paragraph-properties fo:text-align="justify" style:justify-single-word="false"/>
      <style:text-properties officeooo:paragraph-rsid="009ed375"/>
    </style:style>
    <style:style style:name="P20" style:family="paragraph" style:parent-style-name="Text_20_body">
      <style:paragraph-properties fo:text-align="justify" style:justify-single-word="false"/>
      <style:text-properties officeooo:rsid="00425c39" officeooo:paragraph-rsid="00425c39"/>
    </style:style>
    <style:style style:name="P21" style:family="paragraph" style:parent-style-name="Text_20_body">
      <style:paragraph-properties fo:text-align="justify" style:justify-single-word="false"/>
      <style:text-properties officeooo:rsid="005d7c13" officeooo:paragraph-rsid="005d7c13"/>
    </style:style>
    <style:style style:name="P22" style:family="paragraph" style:parent-style-name="Text_20_body">
      <style:paragraph-properties fo:text-align="justify" style:justify-single-word="false"/>
      <style:text-properties officeooo:rsid="00647b13" officeooo:paragraph-rsid="00647b13"/>
    </style:style>
    <style:style style:name="P23" style:family="paragraph" style:parent-style-name="Text_20_body">
      <style:paragraph-properties fo:text-align="justify" style:justify-single-word="false"/>
      <style:text-properties officeooo:rsid="008d9c59" officeooo:paragraph-rsid="008d9c59"/>
    </style:style>
    <style:style style:name="P24" style:family="paragraph" style:parent-style-name="Text_20_body">
      <style:paragraph-properties fo:text-align="justify" style:justify-single-word="false"/>
      <style:text-properties officeooo:rsid="0069b93a" officeooo:paragraph-rsid="0069b93a"/>
    </style:style>
    <style:style style:name="P25" style:family="paragraph" style:parent-style-name="Text_20_body">
      <style:paragraph-properties fo:text-align="justify" style:justify-single-word="false" fo:text-indent="0cm" style:auto-text-indent="false"/>
      <style:text-properties officeooo:rsid="0069b93a" officeooo:paragraph-rsid="0069b93a"/>
    </style:style>
    <style:style style:name="P26" style:family="paragraph" style:parent-style-name="Text_20_body">
      <style:paragraph-properties fo:text-align="justify" style:justify-single-word="false"/>
      <style:text-properties officeooo:rsid="0095c12a" officeooo:paragraph-rsid="0095c12a"/>
    </style:style>
    <style:style style:name="P27" style:family="paragraph" style:parent-style-name="Text_20_body">
      <style:paragraph-properties fo:text-align="justify" style:justify-single-word="false"/>
      <style:text-properties officeooo:rsid="009ed375" officeooo:paragraph-rsid="009ed375"/>
    </style:style>
    <style:style style:name="P28" style:family="paragraph" style:parent-style-name="Text_20_body">
      <style:paragraph-properties fo:text-align="justify" style:justify-single-word="false"/>
      <style:text-properties officeooo:rsid="00a39fd7" officeooo:paragraph-rsid="00a39fd7"/>
    </style:style>
    <style:style style:name="P29" style:family="paragraph" style:parent-style-name="Text_20_body">
      <style:paragraph-properties fo:text-align="justify" style:justify-single-word="false"/>
      <style:text-properties officeooo:rsid="00a7dcd3" officeooo:paragraph-rsid="00a7dcd3"/>
    </style:style>
    <style:style style:name="P30" style:family="paragraph" style:parent-style-name="Text_20_body">
      <style:paragraph-properties fo:text-align="justify" style:justify-single-word="false"/>
      <style:text-properties officeooo:rsid="00b1b0b2" officeooo:paragraph-rsid="00b1b0b2"/>
    </style:style>
    <style:style style:name="P31" style:family="paragraph" style:parent-style-name="Text_20_body">
      <style:paragraph-properties fo:text-align="justify" style:justify-single-word="false"/>
      <style:text-properties officeooo:rsid="0061316b" officeooo:paragraph-rsid="0061316b"/>
    </style:style>
    <style:style style:name="P32" style:family="paragraph" style:parent-style-name="Text_20_body">
      <style:paragraph-properties fo:text-align="justify" style:justify-single-word="false"/>
      <style:text-properties officeooo:rsid="006f9926" officeooo:paragraph-rsid="006f9926"/>
    </style:style>
    <style:style style:name="P33" style:family="paragraph" style:parent-style-name="Text_20_body">
      <style:paragraph-properties fo:text-align="justify" style:justify-single-word="false"/>
      <style:text-properties officeooo:rsid="0075bcef" officeooo:paragraph-rsid="0075bcef"/>
    </style:style>
    <style:style style:name="P34" style:family="paragraph" style:parent-style-name="Text_20_body">
      <style:paragraph-properties fo:text-align="justify" style:justify-single-word="false"/>
      <style:text-properties officeooo:rsid="007eee0b" officeooo:paragraph-rsid="007eee0b"/>
    </style:style>
    <style:style style:name="P35" style:family="paragraph" style:parent-style-name="Text_20_body">
      <style:paragraph-properties fo:text-align="justify" style:justify-single-word="false"/>
      <style:text-properties officeooo:rsid="00881cdf" officeooo:paragraph-rsid="00881cdf"/>
    </style:style>
    <style:style style:name="P36" style:family="paragraph" style:parent-style-name="Text_20_body">
      <style:paragraph-properties fo:text-align="justify" style:justify-single-word="false"/>
      <style:text-properties officeooo:rsid="009ba2c5" officeooo:paragraph-rsid="009ba2c5"/>
    </style:style>
    <style:style style:name="P37" style:family="paragraph" style:parent-style-name="Text_20_body">
      <style:paragraph-properties fo:text-align="justify" style:justify-single-word="false" fo:text-indent="0cm" style:auto-text-indent="false"/>
      <style:text-properties officeooo:rsid="006a9517" officeooo:paragraph-rsid="006a9517"/>
    </style:style>
    <style:style style:name="T1" style:family="text">
      <style:text-properties officeooo:rsid="0026700c"/>
    </style:style>
    <style:style style:name="T2" style:family="text">
      <style:text-properties officeooo:rsid="0030e1a8"/>
    </style:style>
    <style:style style:name="T3" style:family="text">
      <style:text-properties officeooo:rsid="00379b55"/>
    </style:style>
    <style:style style:name="T4" style:family="text">
      <style:text-properties officeooo:rsid="003a7d8c"/>
    </style:style>
    <style:style style:name="T5" style:family="text">
      <style:text-properties officeooo:rsid="004b105d"/>
    </style:style>
    <style:style style:name="T6" style:family="text">
      <style:text-properties officeooo:rsid="004c5c8a"/>
    </style:style>
    <style:style style:name="T7" style:family="text">
      <style:text-properties officeooo:rsid="004e15b6"/>
    </style:style>
    <style:style style:name="T8" style:family="text">
      <style:text-properties officeooo:rsid="0052f758"/>
    </style:style>
    <style:style style:name="T9" style:family="text">
      <style:text-properties officeooo:rsid="00535fe8"/>
    </style:style>
    <style:style style:name="T10" style:family="text">
      <style:text-properties officeooo:rsid="0059cc94"/>
    </style:style>
    <style:style style:name="T11" style:family="text">
      <style:text-properties officeooo:rsid="005c86d5"/>
    </style:style>
    <style:style style:name="T12" style:family="text">
      <style:text-properties officeooo:rsid="005d77f8"/>
    </style:style>
    <style:style style:name="T13" style:family="text">
      <style:text-properties officeooo:rsid="0061eec0"/>
    </style:style>
    <style:style style:name="T14" style:family="text">
      <style:text-properties officeooo:rsid="006f9926"/>
    </style:style>
    <style:style style:name="T15" style:family="text">
      <style:text-properties officeooo:rsid="0072035f"/>
    </style:style>
    <style:style style:name="T16" style:family="text">
      <style:text-properties officeooo:rsid="0072fb19"/>
    </style:style>
    <style:style style:name="T17" style:family="text">
      <style:text-properties officeooo:rsid="00772777"/>
    </style:style>
    <style:style style:name="T18" style:family="text">
      <style:text-properties officeooo:rsid="00801c23"/>
    </style:style>
    <style:style style:name="T19" style:family="text">
      <style:text-properties officeooo:rsid="0089960f"/>
    </style:style>
    <style:style style:name="T20" style:family="text">
      <style:text-properties officeooo:rsid="00983a7b"/>
    </style:style>
    <style:style style:name="T21" style:family="text">
      <style:text-properties officeooo:rsid="00a12670"/>
    </style:style>
    <style:style style:name="T22" style:family="text">
      <style:text-properties officeooo:rsid="00a1b0ea"/>
    </style:style>
    <style:style style:name="T23" style:family="text">
      <style:text-properties officeooo:rsid="00a55dcd"/>
    </style:style>
    <style:style style:name="T24" style:family="text">
      <style:text-properties officeooo:rsid="00a708c9"/>
    </style:style>
    <style:style style:name="T25" style:family="text">
      <style:text-properties officeooo:rsid="00b1b0b2"/>
    </style:style>
    <style:style style:name="T26" style:family="text">
      <style:text-properties officeooo:rsid="00b3627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2">Fonctions développées</text:h>
      <text:p text:style-name="P9">Nous vous présentons ici toutes les fonctions développées, certaines ne sont utilisées qu’une seule fois mais perm<text:span text:style-name="T8">ettent</text:span> une meilleur<text:span text:style-name="T9">e</text:span> relecture du programme.</text:p>
      <text:p text:style-name="P11">Vous pouvez aussi <text:span text:style-name="T17">trouver</text:span> de la documentation dans le programme.</text:p>
      <text:h text:style-name="P14" text:outline-level="3">Message.c</text:h>
      <text:p text:style-name="P2">Plusieurs fonctions sont communes au client et au serveur, j’ai donc décidé de les regrouper dans Message.c.</text:p>
      <text:p text:style-name="P4">Après plusieurs modifications les fonctions se comportent comme les fonctions « read » et « write » mais le renvoie d’une énumération facilite la compréhension du programme.</text:p>
      <text:h text:style-name="P16" text:outline-level="4">La fonction de réception des message<text:span text:style-name="T1">s</text:span></text:h>
      <text:p text:style-name="P1">Message recevoirMessage(int socket, char *message, int longueur);</text:p>
      <text:p text:style-name="P2">Cette fonction prend en paramètre le socket de communication, un message ainsi que sa longueur <text:span text:style-name="T3">pour recevoir un message</text:span>.</text:p>
      <text:p text:style-name="P2">Elle renvoie une énumération qui indique le <text:span text:style-name="T2">succès</text:span> du message.</text:p>
      <text:h text:style-name="P17" text:outline-level="4">La fonction d’envois des messages</text:h>
      <text:p text:style-name="P1">Message envoyerMessage(int socket, const char *message, int longueur);</text:p>
      <text:p text:style-name="P5">Cette fonction prend en paramètre <text:span text:style-name="T4">le socket de communication, un message ainsi que sa longueur pour envoyer un message.</text:span></text:p>
      <text:p text:style-name="P6">Elle renvoie une énumération qui indique le succès du message.</text:p>
      <text:h text:style-name="P17" text:outline-level="4">L’énumération Message</text:h>
      <text:p text:style-name="P1">typedef enum Message_e {</text:p>
      <text:p text:style-name="P1"><text:s text:c="4"/>MESSAGE_OK = 1,</text:p>
      <text:p text:style-name="P1"><text:s text:c="4"/>MESSAGE_ERREUR = -1,</text:p>
      <text:p text:style-name="P1"><text:s text:c="4"/>MESSAGE_SOCKET = -2</text:p>
      <text:p text:style-name="P1">} Message;</text:p>
      <text:p text:style-name="P20">Cette énumération indique si la fonction c’est déroulé correctement, si le socket est fermé ou si il y a eu une erreur durant le déroulement de la fonction.</text:p>
      <text:h text:style-name="P15" text:outline-level="3">Client.c</text:h>
      <text:h text:style-name="P17" text:outline-level="4">Fonctions de la version 1</text:h>
      <text:p text:style-name="P7">Voici les différentes fonctions de la première version du client.</text:p>
      <text:h text:style-name="P18" text:outline-level="5">La fonction <text:span text:style-name="T7">de création du serveur</text:span></text:h>
      <text:p text:style-name="P1">struct sockaddr_in creerServeur(const char *ip, uint16_t port);</text:p>
      <text:p text:style-name="P2">Cette fon<text:span text:style-name="T5">ction prend en paramètre une adresse IP </text:span><text:span text:style-name="T14">v4</text:span><text:span text:style-name="T5"> ainsi qu’un port afin de créer un serveur (une str</text:span><text:span text:style-name="T6">u</text:span><text:span text:style-name="T5">cture « sockaddr_in »</text:span><text:span text:style-name="T11">)</text:span><text:span text:style-name="T5">.</text:span></text:p>
      <text:p text:style-name="P8">Cette fonction <text:span text:style-name="T10">a</text:span> pour but de simplifier le code et de ne pas surcharger la fonction principale.</text:p>
      <text:h text:style-name="P18" text:outline-level="5">La fonction main</text:h>
      <text:p text:style-name="P1">int main(int argc, char *argv[]);</text:p>
      <text:p text:style-name="P10">Le programme prend différents arguments supplémentaires, adresse IP (indice 1), le port (indice 2) <text:span text:style-name="T12">et le message (indice 3).</text:span></text:p>
      <text:p text:style-name="P21">Le programme permet d’envoyer un message au serveur (ID d’une matière) et d’affiche la moyenne associée.</text:p>
      <text:h text:style-name="P17" text:outline-level="4">Fonctions de la version 2</text:h>
      <text:p text:style-name="P31">Il n’y a pas de nouvelles fonctions, ni de suppression de fonctions, cependant le comportement d’un<text:span text:style-name="T13">e</text:span> fonction change.</text:p>
      <text:h text:style-name="P18" text:outline-level="5">La fonction main</text:h>
      <text:p text:style-name="P22">Si le message envoyé au serveur est « STOP », alors le programme envoie un message d’arrêt au serveur, puis vérifie que le socket est fermé en lui demandant une réponse.</text:p>
      <text:h text:style-name="P15" text:outline-level="3">Serveur.c</text:h>
      <text:h text:style-name="P17" text:outline-level="4">Fonctions de la version 1</text:h>
      <text:h text:style-name="P18" text:outline-level="5">La fonction de création du serveur</text:h>
      <text:p text:style-name="P1">struct sockaddr_in creerServeur(short int family, uint16_t port);</text:p>
      <text:p text:style-name="P32">Cette fonction prend en paramètres le type <text:span text:style-name="T15">d’adresse IP ainsi que le numéro de port </text:span><text:span text:style-name="T16">pour créer un serveur.</text:span></text:p>
      <text:p text:style-name="P33">Cette fonction est présente pour simplifier la fonction main du programme.</text:p>
      <text:h text:style-name="P18" text:outline-level="5">La fonction pour trouver une moyenne</text:h>
      <text:p text:style-name="P1">float trouverMoyenne(int id, Matiere matieres[]);</text:p>
      <text:p text:style-name="P34">Cette fonction prend en paramètre l’id d’une matière ainsi que tableau de matière pour trouver la moyenne correspondant à l’id de la m<text:span text:style-name="T18">a</text:span>tière.</text:p>
      <text:h text:style-name="P18" text:outline-level="5">Voici la structure Matière</text:h>
      <text:p text:style-name="P1">typedef struct Matiere_s {</text:p>
      <text:p text:style-name="P1"><text:s text:c="4"/>int id; <text:s text:c="12"/>/**&lt; identifiant de la matière */</text:p>
      <text:p text:style-name="P1"><text:s text:c="4"/>char nom[50]; <text:s text:c="6"/>/**&lt; nom de la matière */</text:p>
      <text:p text:style-name="P1"><text:s text:c="4"/>float moyenne; <text:s text:c="5"/>/**&lt; moyenne de la matière */</text:p>
      <text:p text:style-name="P1">} Matiere;</text:p>
      <text:p text:style-name="P35">Elle contient <text:span text:style-name="T19">l’id de la matière, son nom ainsi que sa moyenne.</text:span></text:p>
      <text:h text:style-name="P18" text:outline-level="5">La fonction main</text:h>
      <text:p text:style-name="P1">int main(void);</text:p>
      <text:p text:style-name="P23">Cette fonction créée le serveur ainsi que les sockets associés puis attend la demande d’un client pour lui renvoyer la moyenne de la matière correspondant à l’id reçue.</text:p>
      <text:p text:style-name="P36">C’est aussi cette fonction qui initialise le tableau de matière.</text:p>
      <text:h text:style-name="P17" text:outline-level="4">Fonctions de la version 2</text:h>
      <text:p text:style-name="P26">Je n’explique ici que les fonctions supplémentaires ou modifier par rapport à la version 1.</text:p>
      <text:h text:style-name="P19" text:outline-level="5">L<text:span text:style-name="T20">a fonction main :</text:span></text:h>
      <text:p text:style-name="P27">Maintenant la fonction main s’occupe seulement de créer les socket<text:span text:style-name="T25">s</text:span> et <text:span text:style-name="T25">le</text:span> serveur, puis accueillir les clients qu’elle <text:span text:style-name="T21">transmettra</text:span> au thread qu’elle aura cré<text:span text:style-name="T22">ée</text:span> pour la gestion des clients.</text:p>
      <text:h text:style-name="P18" text:outline-level="5">La fonction du thread :</text:h>
      <text:p text:style-name="P1">void *traiterClient(void *arg);</text:p>
      <text:p text:style-name="P28">C’est une fonction générique pour un thread. <text:span text:style-name="T23">Le thread s’occupe de gérer le client. </text:span><text:span text:style-name="T24">Il prend en paramètre une structure « DataThread » et ne renvoie rien.</text:span></text:p>
      <text:p text:style-name="P29">C’est cette fonction qui va recevoir le message du client et lui transmettre sa réponse ou s’arrêter en fonction du message.</text:p>
      <text:h text:style-name="P18" text:outline-level="5">La structure DataThread :</text:h>
      <text:p text:style-name="P1">typedef struct DataThread_s {</text:p>
      <text:p text:style-name="P1"><text:s text:c="4"/>int socket; <text:s text:c="8"/>/**&lt; socket de communication */</text:p>
      <text:p text:style-name="P1"><text:s text:c="4"/>Matiere *matieres; <text:s/>/**&lt; matieres transmisent */</text:p>
      <text:p text:style-name="P1">} DataThread;</text:p>
      <text:p text:style-name="P30">Elle contient le socket de communication <text:span text:style-name="T26">avec le client ainsi que le tableau de matière créé par la fonction main.</text:span></text:p>
      <text:p text:style-name="P24"/>
      <text:p text:style-name="P24"/>
      <text:p text:style-name="P24"><text:soft-page-break/></text:p>
      <text:p text:style-name="P24"/>
      <text:p text:style-name="P24"/>
      <text:p text:style-name="P25"/>
      <text:p text:style-name="P37">sdf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00%" fo:text-indent="0.3cm" style:auto-text-indent="false" style:page-number="auto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loc_20_de_20_code" style:display-name="Bloc de code" style:family="paragraph" style:parent-style-name="Standard" style:master-page-name="">
      <loext:graphic-properties draw:fill="solid" draw:fill-color="#dddddd"/>
      <style:paragraph-properties fo:margin-left="0cm" fo:margin-right="0cm" fo:margin-top="0cm" fo:margin-bottom="0.101cm" style:contextual-spacing="true" fo:line-height="100%" style:page-number="auto" fo:background-color="#dddddd" fo:padding="0.101cm" fo:border="none">
        <style:tab-stops/>
      </style:paragraph-properties>
      <style:text-properties style:font-name="Consolas" fo:font-family="Consolas" style:font-style-name="Normal" style:font-family-generic="modern" style:font-pitch="fixed" fo:font-size="10pt" fo:language="zxx" fo:country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9T11:15:55.270000000</meta:creation-date>
    <meta:generator>LibreOffice/7.6.2.1$Windows_X86_64 LibreOffice_project/56f7684011345957bbf33a7ee678afaf4d2ba333</meta:generator>
    <dc:date>2023-12-21T11:36:04.300000000</dc:date>
    <dc:creator>Alexandre Lerosier</dc:creator>
    <meta:editing-duration>PT15H3M25S</meta:editing-duration>
    <meta:editing-cycles>125</meta:editing-cycles>
    <meta:document-statistic meta:table-count="0" meta:image-count="0" meta:object-count="0" meta:page-count="4" meta:paragraph-count="71" meta:word-count="701" meta:character-count="4429" meta:non-whitespace-character-count="3735"/>
  </office:meta>
</office:document-meta>
</file>